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7f80" officeooo:paragraph-rsid="00047f80"/>
    </style:style>
    <style:style style:name="P2" style:family="paragraph" style:parent-style-name="Standard">
      <style:text-properties officeooo:rsid="0005835d" officeooo:paragraph-rsid="0005835d"/>
    </style:style>
    <style:style style:name="P3" style:family="paragraph" style:parent-style-name="Standard">
      <style:text-properties officeooo:paragraph-rsid="0005835d"/>
    </style:style>
    <style:style style:name="P4" style:family="paragraph" style:parent-style-name="Text_20_body">
      <style:text-properties officeooo:rsid="0005dc4b" officeooo:paragraph-rsid="0005dc4b"/>
    </style:style>
    <style:style style:name="P5" style:family="paragraph" style:parent-style-name="Text_20_body">
      <style:text-properties officeooo:rsid="0006a337" officeooo:paragraph-rsid="0006a337"/>
    </style:style>
    <style:style style:name="P6" style:family="paragraph" style:parent-style-name="Text_20_body">
      <style:text-properties officeooo:rsid="00089a1b" officeooo:paragraph-rsid="00089a1b"/>
    </style:style>
    <style:style style:name="T1" style:family="text">
      <style:text-properties officeooo:rsid="00047f80"/>
    </style:style>
    <style:style style:name="T2" style:family="text">
      <style:text-properties officeooo:rsid="000583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/text:p>
      <text:p text:style-name="Standard"/>
      <text:p text:style-name="Standard"/>
      <text:p text:style-name="Subtitle"><text:tab/><text:span text:style-name="T1">Introdução</text:span></text:p>
      <text:p text:style-name="Standard"/>
      <text:p text:style-name="P1">Hoje os computadores estão em todo lugar, <text:span text:style-name="T2">aviões, trens, máquina de lavar roupa. A maior parte das áreas como transporte e saúde está cheia de embarcados. Com a tecnologia crescendo, aumenta também a demanda para mais computadores e novas oportunidades veem surgindo. Cresce então os motivos para se estudar um pouco mais a fundo os computadores.</text:span></text:p>
      <text:p text:style-name="P1"/>
      <text:h text:style-name="Heading_20_3" text:outline-level="3">Tipos de computadores:</text:h>
      <text:p text:style-name="P2"/>
      <text:p text:style-name="P2">- Desktop</text:p>
      <text:p text:style-name="P2">Foram e são extremamentes relevantes, popularizaram o conceito de uma pessoa ter seu próprio computador. Geralmente roda aplicativos genéricos como editor de texto, browser, jogos. Representa uma boa fatia do mercado até hoje.</text:p>
      <text:p text:style-name="P2"/>
      <text:p text:style-name="P2">- Servidores</text:p>
      <text:p text:style-name="P2">Rodam em aplicações complexas, que atendem diversos usuários ao mesmo tempo. São acessados via rede, e tem cuso alto pelo seu potencial de processamento de armazenamento.</text:p>
      <text:p text:style-name="P2"/>
      <text:p text:style-name="P2">- Embarcados</text:p>
      <text:p text:style-name="P2">Estão em todo lugar. São pequenos computadores as vezes com uma aplicação extremamente específica e com forte integração com o hardware. É extremamente otimizado para maximizar desempenho e minizar energia, por exemplo. É muito usado em sistemas críticos e por isso deve ser robusto(Como num avião).</text:p>
      <text:p text:style-name="P2"/>
      <text:p text:style-name="P2">- Dispositivos móveis</text:p>
      <text:p text:style-name="P2">Entre a multifunção do computador e a proximidade e otimização dos embarcados temos os Tablets e celulares, possuem funções de comunicação como wifi, bluetooth, gps mas também rodam aplicações genéricas como jogos.</text:p>
      <text:p text:style-name="P2"/>
      <text:p text:style-name="P2">Hoje a maior parte das vendas para eletrônicos são para os dispositivos móveis, porém os que detém maior fatia de dinheiro são os servers, mainframes e pc's, devido ao custo mesmo.</text:p>
      <text:p text:style-name="P2"/>
      <text:h text:style-name="Heading_20_3" text:outline-level="3">Incentivo</text:h>
      <text:p text:style-name="P2"/>
      <text:p text:style-name="P2">Um computador, bem como sabemos, é uma mistura de hardware com software, e saber sobre a arquitetura do software é extremamente importante para ser um profissional completo. Desempenho, por exemplo, um campo de estudo que vai mexer com o baixo nível do hardware. A nova tecnologia, a de wearables, também incentiva um estudo maior de hardwares para manter o dispositivo pequeno e ultilizável com pouco código. IoT também trabalha com estabeler os antigos hardwares em versões mais modernas com conexão.</text:p>
      <text:p text:style-name="P2"/>
      <text:p text:style-name="P2">Também como um incentivo, algumas perguntas que possivelmente serão respondidas até o final do curso:</text:p>
      <text:p text:style-name="P2"/>
      <text:p text:style-name="P2"><text:soft-page-break/>Como um programa escrito em uma linguagem de alto nível é entendido pelo hardware ? </text:p>
      <text:p text:style-name="P2"/>
      <text:p text:style-name="P2">Qual a interface entre o HW e o SW ?</text:p>
      <text:p text:style-name="P2"/>
      <text:p text:style-name="P2">Oque determina o desempenho de um programa ?</text:p>
      <text:p text:style-name="P2"/>
      <text:h text:style-name="Heading_20_3" text:outline-level="3">Modelo de um computador</text:h>
      <text:p text:style-name="Text_20_body"/>
      <text:p text:style-name="P4">Um computador, por cima, possui sua CPU, que realiza efetivamente instruções, possui os armazenamentos de memória (ram) e disco(hd e ssd), e seus dispostivos I/O. O trabalho de um computador é semelhante a de um escritório de pessoas que tem certos arquivos num fichário, outros numa gaveta mais longe, e trabalha em cima deles. Quando tem que fazer um trabalho que não está no fichário, tem que ir pegar na gaveta. As vezes ele também deve mostrar o trabalho feito para um chefe, ou receber mais trabalhos. Depois do expediente, tudo do fichário é jogado fora, mas as gavetas continuam. Pegou as referências ?</text:p>
      <text:p text:style-name="P4"/>
      <text:p text:style-name="P5">A CPU faz sempre e continuamente três ações: Busca -&gt; Decodifica -&gt; Executa. Na cadeira de compiladores( que tem resumo no repositório ) e infra de software isso é bem mais explicado em questão algoritmica. Ela é dividida em ULA, unidade de controle e registradores. </text:p>
      <text:p text:style-name="P5">No mometo a moda nas CPU's é o multicore, o i7 tem 4 núcleos, são como 4 cpus dentro de uma só. <text:s/>A razão principal para isso foi o excesso de calor gerado com o aumento de capacida de um processador. Assim, é melhor dividir o trabalho e o calor em mais, mas isso diminui a eficiência de algumas tarefas, por isso ir dividindo muito também não é bom.</text:p>
      <text:p text:style-name="P5">A CPU se comunica com a RAM, pegando arquivos e salvando arquivos lá.</text:p>
      <text:p text:style-name="P5"/>
      <text:p text:style-name="P5">A RAM é onde fica a memória volátil, rápida e cara. O acesso é direto por index, como um array. Porém a velodidade das memórias não está crescendo tão rápido quanto os processadores, gerando um gargalo.</text:p>
      <text:p text:style-name="P6">A memória que se mantém mesmo quando o hardware está desligado, ou memória secundária, é mais lenta, antigamente era com discos rígidos, hoje já temos os SSD. A cpu quando não encontra algo na RAM, deve esperar carregar esse arquivo da memória secundária na 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05835d"/>
    </style:style>
    <style:style style:name="MT1" style:family="text">
      <style:text-properties officeooo:rsid="00047f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nfraestrutura de Hardware – Gui Lim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4S</meta:editing-duration>
    <meta:editing-cycles>3</meta:editing-cycles>
    <meta:generator>LibreOffice/5.1.6.2$Linux_X86_64 LibreOffice_project/10m0$Build-2</meta:generator>
    <dc:date>2019-02-19T16:53:26.012351170</dc:date>
    <meta:document-statistic meta:table-count="0" meta:image-count="0" meta:object-count="0" meta:page-count="2" meta:paragraph-count="27" meta:word-count="687" meta:character-count="4122" meta:non-whitespace-character-count="3451"/>
    <meta:user-defined meta:name="Info 1"/>
    <meta:user-defined meta:name="Info 2"/>
    <meta:user-defined meta:name="Info 3"/>
    <meta:user-defined meta:name="Info 4"/>
  </office:meta>
</office:document-meta>
</file>